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A00000251703EEA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1.3cm" fo:min-width="17.15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558cm" svg:height="11.699cm" svg:x="0.2cm" svg:y="0.001cm">
          <draw:image xlink:href="Pictures/100002010000037A00000251703EEA49.png" xlink:type="simple" xlink:show="embed" xlink:actuate="onLoad">
            <text:p/>
          </draw:image>
        </draw:frame>
        <draw:custom-shape draw:style-name="gr2" draw:text-style-name="P1" draw:layer="layout" svg:width="17.7cm" svg:height="11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cm" fo:page-height="11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7T11:20:18.302349092</meta:creation-date>
    <dc:date>2018-04-28T14:04:59.369128245</dc:date>
    <dc:creator>dario </dc:creator>
    <meta:editing-duration>PT22M44S</meta:editing-duration>
    <meta:editing-cycles>6</meta:editing-cycles>
    <meta:generator>LibreOffice/4.3.3.2$Linux_X86_64 LibreOffice_project/430m0$Build-2</meta:generator>
    <meta:document-statistic meta:object-count="2"/>
  </office:meta>
</office:document-meta>
</file>